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lasse</text:p>
          </table:table-cell>
          <table:table-cell office:value-type="string" calcext:value-type="string">
            <text:p>Methode</text:p>
          </table:table-cell>
          <table:table-cell office:value-type="string" calcext:value-type="string">
            <text:p>Autor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ciiStringBuild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ontReader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 = Michael Mica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M &amp; P</text:p>
          </table:table-cell>
          <table:table-cell office:value-type="string" calcext:value-type="string">
            <text:p>P = Philipp Muhr</text:p>
          </table:table-cell>
        </table:table-row>
        <table:table-row table:style-name="ro1">
          <table:table-cell office:value-type="string" calcext:value-type="string">
            <text:p>PinballGam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rogramm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lassNotSupportedExceptio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otSupportedNumberOfPlayersExceptio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Fon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Big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Electronic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ontStraight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BackgroundArrayGenerato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ntrolsDispla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ameOverScreen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Gui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feDispla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tartScreen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Cover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Draw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evel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Direction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FlipperFingerControl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Left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RightFlipperFinger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MoveStatu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LaunchControl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PointDoo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ointDoorFactor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NonPhysic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leport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eleporterFactor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ump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ircle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JointCov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neWall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olygon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RotatingCross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hysicEntity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oinBalls()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t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HighScoreManag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PlayerManag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ui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llisionData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Coordinate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Settings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 office:value-type="string" calcext:value-type="string">
            <text:p>BallHelper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ckUp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Klassen/Software Entwurf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Grafische darstellung des Klassendiagrams</text:p>
          </table:table-cell>
          <table:table-cell/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Ton aufnahmen</text:p>
          </table:table-cell>
          <table:table-cell/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Ausarbeitung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  <table:table-row table:style-name="ro1">
          <table:table-cell office:value-type="string" calcext:value-type="string">
            <text:p>ASCII Art</text:p>
          </table:table-cell>
          <table:table-cell/>
          <table:table-cell office:value-type="string" calcext:value-type="string">
            <text:p>M &amp; 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3:31:04.605000000</meta:creation-date>
    <dc:date>2019-06-22T14:27:53.834000000</dc:date>
    <meta:editing-duration>PT15M18S</meta:editing-duration>
    <meta:editing-cycles>2</meta:editing-cycles>
    <meta:generator>LibreOffice/6.2.4.2$Windows_X86_64 LibreOffice_project/2412653d852ce75f65fbfa83fb7e7b669a126d64</meta:generator>
    <meta:document-statistic meta:table-count="1" meta:cell-count="123" meta:object-count="0"/>
  </office:meta>
</office:document-meta>
</file>